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8000001A640FBDA392199378B.png" manifest:media-type="image/png"/>
  <manifest:file-entry manifest:full-path="Pictures/1000000000000220000003A4567F5BC5303CC5E6.png" manifest:media-type="image/png"/>
  <manifest:file-entry manifest:full-path="Pictures/10000000000002DB000002AEFAE991AAFF6CD61F.png" manifest:media-type="image/png"/>
  <manifest:file-entry manifest:full-path="Pictures/100000000000027E000002F870C65AFD4F489330.png" manifest:media-type="image/png"/>
  <manifest:file-entry manifest:full-path="Pictures/10000000000001380000023C1D2339087C1AAA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paragraph-properties fo:margin-top="0.101cm" fo:margin-bottom="0.101cm" loext:contextual-spacing="false"/>
      <style:text-properties style:font-name="Calibri" fo:font-size="12pt" officeooo:paragraph-rsid="001b6d70" style:font-size-asian="12pt" style:font-size-complex="12pt"/>
    </style:style>
    <style:style style:name="P2" style:family="paragraph" style:parent-style-name="Heading_20_1">
      <style:text-properties officeooo:rsid="001a79f2" officeooo:paragraph-rsid="001a79f2"/>
    </style:style>
    <style:style style:name="P3" style:family="paragraph" style:parent-style-name="Heading">
      <style:paragraph-properties fo:margin-top="0.101cm" fo:margin-bottom="0.101cm" loext:contextual-spacing="false"/>
      <style:text-properties style:font-name="Calibri" fo:font-size="10pt" fo:font-weight="normal" officeooo:paragraph-rsid="001b6d70" style:font-size-asian="10pt" style:font-weight-asian="normal" style:font-size-complex="10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2a6099" style:font-name="Calibri"/>
    </style:style>
    <style:style style:name="P6" style:family="paragraph">
      <style:text-properties fo:color="#127622"/>
    </style:style>
    <style:style style:name="P7" style:family="paragraph">
      <loext:graphic-properties draw:fill="none" draw:fill-color="#ffffff"/>
      <style:text-properties fo:color="#127622" style:font-name="Calibri"/>
    </style:style>
    <style:style style:name="P8" style:family="paragraph">
      <style:text-properties fo:color="#ff0000"/>
    </style:style>
    <style:style style:name="P9" style:family="paragraph">
      <loext:graphic-properties draw:fill="none" draw:fill-color="#ffffff"/>
      <style:text-properties fo:color="#ff0000" style:font-name="Calibri"/>
    </style:style>
    <style:style style:name="P10" style:family="paragraph">
      <style:text-properties fo:color="#ffbf00"/>
    </style:style>
    <style:style style:name="P11" style:family="paragraph">
      <loext:graphic-properties draw:fill="none" draw:fill-color="#ffffff"/>
      <style:text-properties fo:color="#ffbf00" style:font-name="Calibri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style:use-window-font-color="true" fo:font-weight="normal" officeooo:rsid="001b6d70" style:font-weight-asian="normal" style:font-weight-complex="normal"/>
    </style:style>
    <style:style style:name="T3" style:family="text">
      <style:text-properties style:use-window-font-color="true" fo:font-size="10pt" fo:font-weight="normal" officeooo:rsid="001b6d70" style:font-size-asian="10pt" style:font-weight-asian="normal" style:font-size-complex="10pt" style:font-weight-complex="normal"/>
    </style:style>
    <style:style style:name="T4" style:family="text">
      <style:text-properties fo:color="#2a6099" style:font-name="Calibri" fo:font-size="15pt" style:font-size-asian="13pt" style:font-size-complex="15pt"/>
    </style:style>
    <style:style style:name="T5" style:family="text">
      <style:text-properties fo:color="#127622" style:font-name="Calibri" fo:font-size="15pt" style:font-size-asian="13pt" style:font-size-complex="15pt"/>
    </style:style>
    <style:style style:name="T6" style:family="text">
      <style:text-properties fo:color="#ff0000" style:font-name="Calibri" fo:font-size="15pt" style:font-size-asian="13pt" style:font-size-complex="15pt"/>
    </style:style>
    <style:style style:name="T7" style:family="text">
      <style:text-properties fo:color="#ffbf00" style:font-name="Calibri" fo:font-size="15pt" style:font-size-asian="13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ridg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ridge #12762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ridge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draw:opacity="100%" fo:padding="0.049cm" fo:border="0.99pt ridge #ffb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width="0.049cm" svg:stroke-color="#127622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503cm" draw:marker-end="Linienspitzen_20_2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width="0.049cm" svg:stroke-color="#ffff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Bild1" text:anchor-type="paragraph" svg:x="0.432cm" svg:y="11.867cm" svg:width="6.459cm" svg:height="5.579cm" draw:z-index="4"><draw:image xlink:href="Pictures/10000000000001E8000001A640FBDA392199378B.png" xlink:type="simple" xlink:show="embed" xlink:actuate="onLoad" loext:mime-type="image/png"/></draw:frame><draw:frame draw:style-name="fr1" draw:name="Bild2" text:anchor-type="paragraph" svg:x="4.47cm" svg:y="3.611cm" svg:width="8.44cm" svg:height="10.051cm" draw:z-index="5"><draw:image xlink:href="Pictures/100000000000027E000002F870C65AFD4F489330.png" xlink:type="simple" xlink:show="embed" xlink:actuate="onLoad" loext:mime-type="image/png"/></draw:frame><draw:frame draw:style-name="fr2" draw:name="Bild3" text:anchor-type="paragraph" svg:x="10.125cm" svg:y="1.051cm" svg:width="9.67cm" svg:height="9.081cm" draw:z-index="6"><draw:image xlink:href="Pictures/10000000000002DB000002AEFAE991AAFF6CD61F.png" xlink:type="simple" xlink:show="embed" xlink:actuate="onLoad" loext:mime-type="image/png"/></draw:frame><draw:frame draw:style-name="fr3" draw:name="Bild4" text:anchor-type="paragraph" svg:x="16.268cm" svg:y="5.932cm" svg:width="7.2cm" svg:height="12.33cm" draw:z-index="7"><draw:image xlink:href="Pictures/1000000000000220000003A4567F5BC5303CC5E6.png" xlink:type="simple" xlink:show="embed" xlink:actuate="onLoad" loext:mime-type="image/png"/></draw:frame><draw:frame draw:style-name="fr4" draw:name="Bild5" text:anchor-type="paragraph" svg:x="24.012cm" svg:y="3.882cm" svg:width="4.129cm" svg:height="7.571cm" draw:z-index="8"><draw:image xlink:href="Pictures/10000000000001380000023C1D2339087C1AAAD5.png" xlink:type="simple" xlink:show="embed" xlink:actuate="onLoad" loext:mime-type="image/png"/></draw:frame><draw:line text:anchor-type="paragraph" draw:z-index="11" draw:name="Form1" draw:style-name="gr4" draw:text-style-name="P4" svg:x1="3.244cm" svg:y1="11.924cm" svg:x2="6.191cm" svg:y2="5.401cm"><text:p/></draw:line><draw:line text:anchor-type="paragraph" draw:z-index="9" draw:name="Form2" draw:style-name="gr4" draw:text-style-name="P4" svg:x1="7.818cm" svg:y1="5.895cm" svg:x2="11.589cm" svg:y2="2.048cm"><text:p/></draw:line><draw:line text:anchor-type="paragraph" draw:z-index="18" draw:name="Form3" draw:style-name="gr4" draw:text-style-name="P4" svg:x1="24.012cm" svg:y1="11.451cm" svg:x2="22.416cm" svg:y2="13.464cm"><text:p/></draw:line><draw:line text:anchor-type="paragraph" draw:z-index="10" draw:name="Form4" draw:style-name="gr4" draw:text-style-name="P4" svg:x1="14.196cm" svg:y1="3.45cm" svg:x2="18.179cm" svg:y2="6.189cm"><text:p/></draw:line><draw:frame text:anchor-type="paragraph" draw:z-index="12" draw:name="Form5" draw:style-name="gr5" draw:text-style-name="P5" svg:width="3.746cm" svg:height="1.126cm" svg:x="2.669cm" svg:y="2.071cm"><draw:text-box><text:p><text:span text:style-name="T4">Service</text:span></text:p></draw:text-box></draw:frame><draw:frame text:anchor-type="paragraph" draw:z-index="13" draw:name="Form5" draw:style-name="gr5" draw:text-style-name="P7" svg:width="3.746cm" svg:height="1.126cm" svg:x="13.266cm" svg:y="0.199cm"><draw:text-box><text:p text:style-name="P6"><text:span text:style-name="T5">Controller</text:span></text:p></draw:text-box></draw:frame><draw:frame text:anchor-type="paragraph" draw:z-index="14" draw:name="Form5" draw:style-name="gr5" draw:text-style-name="P9" svg:width="3.746cm" svg:height="1.126cm" svg:x="20.348cm" svg:y="3.882cm"><draw:text-box><text:p text:style-name="P8"><text:span text:style-name="T6">Framework</text:span></text:p></draw:text-box></draw:frame><draw:frame text:anchor-type="paragraph" draw:z-index="15" draw:name="Form5" draw:style-name="gr5" draw:text-style-name="P11" svg:width="3.746cm" svg:height="1.126cm" svg:x="24.178cm" svg:y="1.877cm"><draw:text-box><text:p text:style-name="P10"><text:span text:style-name="T7">Material Design</text:span></text:p></draw:text-box></draw:frame><draw:line text:anchor-type="paragraph" draw:z-index="3" draw:name="Form6" draw:style-name="gr3" draw:text-style-name="P4" svg:x1="7.86cm" svg:y1="0.199cm" svg:x2="15.551cm" svg:y2="18.649cm"><text:p/></draw:line><draw:line text:anchor-type="paragraph" draw:z-index="2" draw:name="Form6" draw:style-name="gr1" draw:text-style-name="P4" svg:x1="7.897cm" svg:y1="0.183cm" svg:x2="15.588cm" svg:y2="18.633cm"><text:p/></draw:line><draw:line text:anchor-type="paragraph" draw:z-index="0" draw:name="Form6" draw:style-name="gr1" draw:text-style-name="P4" svg:x1="20.661cm" svg:y1="0.709cm" svg:x2="13.822cm" svg:y2="14.305cm"><text:p/></draw:line><draw:line text:anchor-type="paragraph" draw:z-index="1" draw:name="Form6" draw:style-name="gr2" draw:text-style-name="P4" svg:x1="20.698cm" svg:y1="0.73cm" svg:x2="13.859cm" svg:y2="14.326cm"><text:p/></draw:line><draw:line text:anchor-type="paragraph" draw:z-index="16" draw:name="Form6" draw:style-name="gr6" draw:text-style-name="P4" svg:x1="23.527cm" svg:y1="0.852cm" svg:x2="24.093cm" svg:y2="18.577cm"><text:p/></draw:line><draw:line text:anchor-type="paragraph" draw:z-index="17" draw:name="Form6" draw:style-name="gr2" draw:text-style-name="P4" svg:x1="23.479cm" svg:y1="0.854cm" svg:x2="24.045cm" svg:y2="18.579cm"><text:p/></draw:lin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margin-top="0.101cm" fo:margin-bottom="0.101cm" loext:contextual-spacing="false"/>
      <style:text-properties style:font-name="Calibri" fo:font-size="12pt" officeooo:paragraph-rsid="001b6d70" style:font-size-asian="12pt" style:font-size-complex="12pt"/>
    </style:style>
    <style:style style:name="MP2" style:family="paragraph" style:parent-style-name="Heading">
      <style:paragraph-properties fo:margin-top="0.101cm" fo:margin-bottom="0.101cm" loext:contextual-spacing="false"/>
      <style:text-properties style:font-name="Calibri" fo:font-size="10pt" fo:font-weight="normal" officeooo:paragraph-rsid="001b6d70" style:font-size-asian="10pt" style:font-weight-asian="normal" style:font-size-complex="10pt" style:font-weight-complex="normal"/>
    </style:style>
    <style:style style:name="MT1" style:family="text">
      <style:text-properties style:use-window-font-color="true" fo:font-weight="bold" style:font-weight-asian="bold" style:font-weight-complex="bold"/>
    </style:style>
    <style:style style:name="MT2" style:family="text">
      <style:text-properties style:use-window-font-color="true" fo:font-weight="normal" officeooo:rsid="001b6d70" style:font-weight-asian="normal" style:font-weight-complex="normal"/>
    </style:style>
    <style:style style:name="MT3" style:family="text">
      <style:text-properties style:use-window-font-color="true" fo:font-size="10pt" fo:font-weight="normal" officeooo:rsid="001b6d70" style:font-size-asian="10pt" style:font-weight-asian="normal" style:font-size-complex="10pt" style:font-weight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lexible web application architecture</text:span><text:span text:style-name="MT2"> | </text:span><text:span text:style-name="MT3">Proof of Concept</text:span></text:p>
        <text:p text:style-name="MP2">This project demonstrates a scalable, flexible, and framework-neutral JavaScript web application architectur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20:00:58.983000000</meta:creation-date>
    <dc:date>2020-01-19T22:03:20.138000000</dc:date>
    <meta:editing-duration>PT24M12S</meta:editing-duration>
    <meta:editing-cycles>7</meta:editing-cycles>
    <meta:generator>LibreOffice/6.2.7.1$Windows_X86_64 LibreOffice_project/23edc44b61b830b7d749943e020e96f5a7df63bf</meta:generator>
    <meta:document-statistic meta:table-count="0" meta:image-count="5" meta:object-count="0" meta:page-count="1" meta:paragraph-count="2" meta:word-count="20" meta:character-count="166" meta:non-whitespace-character-count="148"/>
  </office:meta>
</office:document-meta>
</file>